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5.168cm"/>
    </style:style>
    <style:style style:name="co5" style:family="table-column">
      <style:table-column-properties fo:break-before="auto" style:column-width="11.0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название бита</text:p>
          </table:table-cell>
          <table:table-cell office:value-type="string">
            <text:p>Название байта</text:p>
          </table:table-cell>
          <table:table-cell office:value-type="string">
            <text:p>значение</text:p>
          </table:table-cell>
          <table:table-cell office:value-type="string">
            <text:p>описание</text:p>
          </table:table-cell>
          <table:table-cell office:value-type="string">
            <text:p>в моем случае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2">
          <table:table-cell office:value-type="string">
            <text:p>TXC</text:p>
          </table:table-cell>
          <table:table-cell office:value-type="string">
            <text:p>UCSRA</text:p>
          </table:table-cell>
          <table:table-cell office:value-type="float" office:value="0">
            <text:p>0</text:p>
          </table:table-cell>
          <table:table-cell office:value-type="string">
            <text:p>флаг оконченной передачи (выставляется когда буфер и сдвиговый регистр пусты)</text:p>
          </table:table-cell>
          <table:table-cell office:value-type="string">
            <text:p>для совместимости с будущими устройствами (сказал датащит)</text:p>
          </table:table-cell>
        </table:table-row>
        <table:table-row table:style-name="ro2">
          <table:table-cell office:value-type="string">
            <text:p>RXC</text:p>
          </table:table-cell>
          <table:table-cell office:value-type="string">
            <text:p>UCSRA</text:p>
          </table:table-cell>
          <table:table-cell office:value-type="float" office:value="0">
            <text:p>0</text:p>
          </table:table-cell>
          <table:table-cell office:value-type="string">
            <text:p>флаг оконченного приема, включается когда есть непрочитанные данные в буфере</text:p>
          </table:table-cell>
          <table:table-cell office:value-type="string">
            <text:p>для совместимости с будущими устройствами (сказал датащит)</text:p>
          </table:table-cell>
        </table:table-row>
        <table:table-row table:style-name="ro2">
          <table:table-cell office:value-type="string">
            <text:p>UDRE</text:p>
          </table:table-cell>
          <table:table-cell office:value-type="string">
            <text:p>UCSRA</text:p>
          </table:table-cell>
          <table:table-cell office:value-type="float" office:value="0">
            <text:p>0</text:p>
          </table:table-cell>
          <table:table-cell office:value-type="string">
            <text:p>флаг пустого буфера передачи</text:p>
          </table:table-cell>
          <table:table-cell office:value-type="string">
            <text:p>для совместимости с будущими устройствами (сказал датащит)</text:p>
          </table:table-cell>
        </table:table-row>
        <table:table-row table:style-name="ro2">
          <table:table-cell office:value-type="string">
            <text:p>FE</text:p>
          </table:table-cell>
          <table:table-cell office:value-type="string">
            <text:p>UCSRA</text:p>
          </table:table-cell>
          <table:table-cell office:value-type="float" office:value="0">
            <text:p>0</text:p>
          </table:table-cell>
          <table:table-cell office:value-type="string">
            <text:p>ошибка фрейма, вкл когда стоп бит не ноль</text:p>
          </table:table-cell>
          <table:table-cell office:value-type="string">
            <text:p>для совместимости с будущими устройствами (сказал датащит)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UCSRA</text:p>
          </table:table-cell>
          <table:table-cell office:value-type="float" office:value="0">
            <text:p>0</text:p>
          </table:table-cell>
          <table:table-cell office:value-type="string">
            <text:p>переполнение данных, вкл когда данные не прочитаны, а новый фрейм уже пришел</text:p>
          </table:table-cell>
          <table:table-cell office:value-type="string">
            <text:p>для совместимости с будущими устройствами (сказал датащит)</text:p>
          </table:table-cell>
        </table:table-row>
        <table:table-row table:style-name="ro2">
          <table:table-cell office:value-type="string">
            <text:p>PE</text:p>
          </table:table-cell>
          <table:table-cell office:value-type="string">
            <text:p>UCSRA</text:p>
          </table:table-cell>
          <table:table-cell office:value-type="float" office:value="0">
            <text:p>0</text:p>
          </table:table-cell>
          <table:table-cell office:value-type="string">
            <text:p>ошибка паритета, если паритет выкл — всегда ноль</text:p>
          </table:table-cell>
          <table:table-cell office:value-type="string">
            <text:p>для совместимости с будущими устройствами (сказал датащит)</text:p>
          </table:table-cell>
        </table:table-row>
        <table:table-row table:style-name="ro1">
          <table:table-cell office:value-type="string">
            <text:p>U2X</text:p>
          </table:table-cell>
          <table:table-cell office:value-type="string">
            <text:p>UCSRA</text:p>
          </table:table-cell>
          <table:table-cell office:value-type="float" office:value="1">
            <text:p>1</text:p>
          </table:table-cell>
          <table:table-cell office:value-type="string">
            <text:p>Удвоенная скорость передачи (работает только при асинхронной передаче)</text:p>
          </table:table-cell>
          <table:table-cell office:value-type="string">
            <text:p>выключена</text:p>
          </table:table-cell>
        </table:table-row>
        <table:table-row table:style-name="ro2">
          <table:table-cell office:value-type="string">
            <text:p>MPCM</text:p>
          </table:table-cell>
          <table:table-cell office:value-type="string">
            <text:p>UCSRA</text:p>
          </table:table-cell>
          <table:table-cell office:value-type="float" office:value="0">
            <text:p>0</text:p>
          </table:table-cell>
          <table:table-cell office:value-type="string">
            <text:p>мультипроцессорный режим (применяется в асинхронном режиме)</text:p>
          </table:table-cell>
          <table:table-cell office:value-type="string">
            <text:p>нахрен не нужен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XCIE</text:p>
          </table:table-cell>
          <table:table-cell office:value-type="string">
            <text:p>UCSRB</text:p>
          </table:table-cell>
          <table:table-cell office:value-type="float" office:value="1">
            <text:p>1</text:p>
          </table:table-cell>
          <table:table-cell office:value-type="string">
            <text:p>вкл прерывание по флагу RXC</text:p>
          </table:table-cell>
          <table:table-cell office:value-type="string">
            <text:p>включено</text:p>
          </table:table-cell>
        </table:table-row>
        <table:table-row table:style-name="ro2">
          <table:table-cell office:value-type="string">
            <text:p>TXCIE</text:p>
          </table:table-cell>
          <table:table-cell office:value-type="string">
            <text:p>UCSRB</text:p>
          </table:table-cell>
          <table:table-cell office:value-type="float" office:value="0">
            <text:p>0</text:p>
          </table:table-cell>
          <table:table-cell office:value-type="string">
            <text:p>вкл прерывание по флагу TXC</text:p>
          </table:table-cell>
          <table:table-cell office:value-type="string">
            <text:p>выключено</text:p>
          </table:table-cell>
        </table:table-row>
        <table:table-row table:style-name="ro2">
          <table:table-cell office:value-type="string">
            <text:p>UDRIE</text:p>
          </table:table-cell>
          <table:table-cell office:value-type="string">
            <text:p>UCSRB</text:p>
          </table:table-cell>
          <table:table-cell office:value-type="float" office:value="0">
            <text:p>0</text:p>
          </table:table-cell>
          <table:table-cell office:value-type="string">
            <text:p>вкл прерывание по флагу UDRE</text:p>
          </table:table-cell>
          <table:table-cell office:value-type="string">
            <text:p>выключено</text:p>
          </table:table-cell>
        </table:table-row>
        <table:table-row table:style-name="ro2">
          <table:table-cell office:value-type="string">
            <text:p>RXEN</text:p>
          </table:table-cell>
          <table:table-cell office:value-type="string">
            <text:p>UCSRB</text:p>
          </table:table-cell>
          <table:table-cell office:value-type="float" office:value="1">
            <text:p>1</text:p>
          </table:table-cell>
          <table:table-cell office:value-type="string">
            <text:p>вкл/выкл приемник</text:p>
          </table:table-cell>
          <table:table-cell office:value-type="string">
            <text:p>включен</text:p>
          </table:table-cell>
        </table:table-row>
        <table:table-row table:style-name="ro2">
          <table:table-cell office:value-type="string">
            <text:p>TXEN</text:p>
          </table:table-cell>
          <table:table-cell office:value-type="string">
            <text:p>UCSRB</text:p>
          </table:table-cell>
          <table:table-cell office:value-type="float" office:value="1">
            <text:p>1</text:p>
          </table:table-cell>
          <table:table-cell office:value-type="string">
            <text:p>вкл/выкл передатчик</text:p>
          </table:table-cell>
          <table:table-cell office:value-type="string">
            <text:p>включен</text:p>
          </table:table-cell>
        </table:table-row>
        <table:table-row table:style-name="ro2">
          <table:table-cell office:value-type="string">
            <text:p>UCSZ2</text:p>
          </table:table-cell>
          <table:table-cell office:value-type="string">
            <text:p>UCSRB</text:p>
          </table:table-cell>
          <table:table-cell office:value-type="float" office:value="0">
            <text:p>0</text:p>
          </table:table-cell>
          <table:table-cell office:value-type="string">
            <text:p>размер фрейма</text:p>
          </table:table-cell>
          <table:table-cell office:value-type="string">
            <text:p>для восьмибитного этот бит равен 0</text:p>
          </table:table-cell>
        </table:table-row>
        <table:table-row table:style-name="ro1">
          <table:table-cell office:value-type="string">
            <text:p>RXB8</text:p>
          </table:table-cell>
          <table:table-cell office:value-type="string">
            <text:p>UCSRB</text:p>
          </table:table-cell>
          <table:table-cell office:value-type="float" office:value="0">
            <text:p>0</text:p>
          </table:table-cell>
          <table:table-cell office:value-type="string">
            <text:p>принятый восьмой (от 0) бит данных, считать до считывания UDR </text:p>
          </table:table-cell>
          <table:table-cell office:value-type="string">
            <text:p>в моем случае не используется</text:p>
          </table:table-cell>
        </table:table-row>
        <table:table-row table:style-name="ro1">
          <table:table-cell office:value-type="string">
            <text:p>TXB8</text:p>
          </table:table-cell>
          <table:table-cell office:value-type="string">
            <text:p>UCSRB</text:p>
          </table:table-cell>
          <table:table-cell office:value-type="float" office:value="0">
            <text:p>0</text:p>
          </table:table-cell>
          <table:table-cell office:value-type="string">
            <text:p>отправляемый восьмой (от 0) бит данных, записать до записи UDR </text:p>
          </table:table-cell>
          <table:table-cell office:value-type="string">
            <text:p>в моем случае не используется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RSEL</text:p>
          </table:table-cell>
          <table:table-cell office:value-type="string">
            <text:p>UCSRC</text:p>
          </table:table-cell>
          <table:table-cell office:value-type="float" office:value="1">
            <text:p>1</text:p>
          </table:table-cell>
          <table:table-cell office:value-type="string">
            <text:p>если единица — то записывается UCSRC, если ноль — то URBBH</text:p>
          </table:table-cell>
          <table:table-cell/>
        </table:table-row>
        <table:table-row table:style-name="ro1">
          <table:table-cell office:value-type="string">
            <text:p>UMSEL</text:p>
          </table:table-cell>
          <table:table-cell office:value-type="string">
            <text:p>UCSRC</text:p>
          </table:table-cell>
          <table:table-cell office:value-type="float" office:value="0">
            <text:p>0</text:p>
          </table:table-cell>
          <table:table-cell office:value-type="string">
            <text:p>отвечает за переключение между синхронной и асинхронной передачами</text:p>
          </table:table-cell>
          <table:table-cell office:value-type="string">
            <text:p>асинхронный режим</text:p>
          </table:table-cell>
        </table:table-row>
        <table:table-row table:style-name="ro2">
          <table:table-cell office:value-type="string">
            <text:p>UMP1</text:p>
          </table:table-cell>
          <table:table-cell office:value-type="string">
            <text:p>UCSRC</text:p>
          </table:table-cell>
          <table:table-cell office:value-type="float" office:value="0">
            <text:p>0</text:p>
          </table:table-cell>
          <table:table-cell office:value-type="string">
            <text:p>вкл/выкл бит паритета</text:p>
          </table:table-cell>
          <table:table-cell office:value-type="string">
            <text:p>в моем случае не используется</text:p>
          </table:table-cell>
        </table:table-row>
        <table:table-row table:style-name="ro2">
          <table:table-cell office:value-type="string">
            <text:p>UMP0</text:p>
          </table:table-cell>
          <table:table-cell office:value-type="string">
            <text:p>UCSRC</text:p>
          </table:table-cell>
          <table:table-cell office:value-type="float" office:value="0">
            <text:p>0</text:p>
          </table:table-cell>
          <table:table-cell office:value-type="string">
            <text:p>тип паритета 1 — четный, 0 — нечетный, если не используется то 0</text:p>
          </table:table-cell>
          <table:table-cell office:value-type="string">
            <text:p>тк паритет я вырубил, значит 0</text:p>
          </table:table-cell>
        </table:table-row>
        <table:table-row table:style-name="ro2">
          <table:table-cell office:value-type="string">
            <text:p>USBS</text:p>
          </table:table-cell>
          <table:table-cell office:value-type="string">
            <text:p>UCSRC</text:p>
          </table:table-cell>
          <table:table-cell office:value-type="float" office:value="1">
            <text:p>1</text:p>
          </table:table-cell>
          <table:table-cell office:value-type="string">
            <text:p>количество стоп-битов, 1 значи два, 0 значит один.</text:p>
          </table:table-cell>
          <table:table-cell office:value-type="string">
            <text:p>у меня два бита</text:p>
          </table:table-cell>
        </table:table-row>
        <table:table-row table:style-name="ro2">
          <table:table-cell office:value-type="string">
            <text:p>UCSZ1</text:p>
          </table:table-cell>
          <table:table-cell office:value-type="string">
            <text:p>UCSRC</text:p>
          </table:table-cell>
          <table:table-cell office:value-type="float" office:value="1">
            <text:p>1</text:p>
          </table:table-cell>
          <table:table-cell office:value-type="string">
            <text:p>размер фрейма</text:p>
          </table:table-cell>
          <table:table-cell office:value-type="string">
            <text:p>для восьмибитного этот бит равен 1</text:p>
          </table:table-cell>
        </table:table-row>
        <table:table-row table:style-name="ro2">
          <table:table-cell office:value-type="string">
            <text:p>UCSZ0</text:p>
          </table:table-cell>
          <table:table-cell office:value-type="string">
            <text:p>UCSRC</text:p>
          </table:table-cell>
          <table:table-cell office:value-type="float" office:value="1">
            <text:p>1</text:p>
          </table:table-cell>
          <table:table-cell office:value-type="string">
            <text:p>размер фрейма</text:p>
          </table:table-cell>
          <table:table-cell office:value-type="string">
            <text:p>для восьмибитного этот бит равен 1</text:p>
          </table:table-cell>
        </table:table-row>
        <table:table-row table:style-name="ro1">
          <table:table-cell office:value-type="string">
            <text:p>UCPOL</text:p>
          </table:table-cell>
          <table:table-cell office:value-type="string">
            <text:p>UCSRC</text:p>
          </table:table-cell>
          <table:table-cell office:value-type="float" office:value="0">
            <text:p>0</text:p>
          </table:table-cell>
          <table:table-cell office:value-type="string">
            <text:p>полярность частоты в синхронном режиме</text:p>
          </table:table-cell>
          <table:table-cell office:value-type="string">
            <text:p>мне безразлично</text:p>
          </table:table-cell>
        </table:table-row>
        <table:table-row table:style-name="ro1" table:number-rows-repeated="6">
          <table:table-cell table:style-name="Default" table:number-columns-repeated="4"/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.00.0000</text:date>, <text:time style:data-style-name="N2" text:time-value="0000-00-00T14:48:16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ltech </meta:initial-creator>
    <meta:creation-date>2013-10-17T16:59:32</meta:creation-date>
    <dc:date>2013-10-25T14:48:33</dc:date>
    <dc:creator>Dltech </dc:creator>
    <meta:editing-duration>PT10M37S</meta:editing-duration>
    <meta:editing-cycles>3</meta:editing-cycles>
    <meta:generator>LibreOffice/3.6$Linux_X86_64 LibreOffice_project/360m1$Build-2</meta:generator>
    <meta:document-statistic meta:table-count="1" meta:cell-count="124" meta:object-count="0"/>
  </office:meta>
</office:document-meta>
</file>